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text-properties officeooo:paragraph-rsid="000100e4"/>
    </style:style>
    <style:style style:name="P4" style:family="paragraph" style:parent-style-name="Azione_20_attore">
      <style:text-properties officeooo:paragraph-rsid="000100e4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100e4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sistema">
      <style:text-properties officeooo:paragraph-rsid="000100e4"/>
    </style:style>
    <style:style style:name="T1" style:family="text">
      <style:text-properties officeooo:rsid="000100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<text:span text:style-name="T1">Elimina Fascia Utenza Orari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<text:span text:style-name="T1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1">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1">L'utente accede al sistema e viene riconosciuto come 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8683123" text:style-name="Numerazione_20_UC">
              <text:list-item text:start-value="1">
                <text:p text:style-name="P4"><text:span text:style-name="T1">L'utente accede alla sezione relativa alla cancellazione delle fasce di utenza oraria.</text:span></text:p>
              </text:list-item>
              <text:list-item>
                <text:p text:style-name="P6"><text:span text:style-name="T1">Il sistema visualizza le fasce orarie esistenti con le loro impostazioni</text:span></text:p>
              </text:list-item>
              <text:list-item>
                <text:p text:style-name="P4"><text:span text:style-name="T1">L'utente seleziona una fascia oraria e la elimina.</text:span></text:p>
              </text:list-item>
              <text:list-item>
                <text:p text:style-name="P6"><text:span text:style-name="T1">Il sistema chiede la conferma.</text:span></text:p>
              </text:list-item>
              <text:list-item>
                <text:p text:style-name="P4"><text:span text:style-name="T1">L'utente conferma la cancellazion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1">Il sistema visualizza un messaggio che indica la avvenuta eliminazione della fascia utenza oraria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<text:span text:style-name="T1">Il sistema visualizza in caso di errore un messaggio che ne indica la causa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1">Il sistema visualizza il messaggio di errore o di conferma entro 20 secondi dalla conferma. </text:span></text:p>
          </table:table-cell>
        </table:table-row>
      </table:table>
      <text:p text:style-name="P5"><text:span text:style-name="T1">Eliminazione di una fascia oraria di utenz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8:56:04.13</meta:creation-date>
    <meta:editing-duration>PT55S</meta:editing-duration>
    <meta:editing-cycles>2</meta:editing-cycles>
    <meta:generator>LibreOffice/3.6$Windows_x86 LibreOffice_project/da8c1e6-fd468f4-454e206-f42a4a9-143cfd</meta:generator>
    <dc:date>2012-10-26T09:12:46.96</dc:date>
    <meta:document-statistic meta:table-count="1" meta:image-count="0" meta:object-count="0" meta:page-count="1" meta:paragraph-count="21" meta:word-count="128" meta:character-count="829" meta:non-whitespace-character-count="726"/>
  </office:meta>
</office:document-meta>
</file>